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5221471267883157814"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645617780173673181"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387376659131231326"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8578408789441000066"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44736396347403398"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541412926815119276"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8868229577760732726"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3026354115790077935"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28329006" text:continue-list="list8868229577760732726"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998468633852563133"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307268"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311490"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28316165"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28304886"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313639"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7620176641977779908"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8565131122511921771"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091315460644165694"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331329"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13199559979990946"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093903912677598442"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242388067825168845" text:style-name="L15">
        <text:list-item>
          <text:list>
            <text:list-header>
              <text:p text:style-name="P185">1.5 miles averaging about 9:40/mile and rest 1 min</text:p>
            </text:list-header>
          </text:list>
        </text:list-item>
      </text:list>
      <text:p text:style-name="P24">1 mile in 8:26 and rest 2 min</text:p>
      <text:list xml:id="list7570399133245217918"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38836889413797809"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322871"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021598389334395452"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80935104628926298"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3531030700036309902"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28325891" text:continue-list="list4880935104628926298" text:style-name="L19">
        <text:list-item>
          <text:list>
            <text:list-header>
              <text:p text:style-name="P189">(Pace*HR)=1240</text:p>
            </text:list-header>
          </text:list>
        </text:list-item>
      </text:list>
      <text:list xml:id="list28330041" text:continue-list="list7021598389334395452" text:style-name="L18">
        <text:list-item>
          <text:list>
            <text:list-header>
              <text:p text:style-name="P188">2 miles at 10:46/mile Ave HR= 121 bpm and rest a few minutes</text:p>
            </text:list-header>
          </text:list>
        </text:list-item>
      </text:list>
      <text:list xml:id="list28325196" text:continue-list="list28325891"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28322721"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341585450082424327"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711733795079321357"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88929945661842026"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3769666888072332849"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2139649098518357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8305575845286961"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28314622"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306825"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0619795549186889"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787729991608996973"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273095648280573801"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619670321715126038"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936749121812971231"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331910540643098668" text:style-name="L32">
        <text:list-item>
          <text:list>
            <text:list-header>
              <text:p text:style-name="P199">0.25 miles in 2:54</text:p>
              <text:p text:style-name="P199">1 mile in 9:21 going faster as I ran and ending at around 8:30 pace</text:p>
            </text:list-header>
          </text:list>
        </text:list-item>
      </text:list>
      <text:list xml:id="list1433437127151594985"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062577991697942822"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247276350890653096"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837949951302779291"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870324265422464037"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939262264185199417"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8993595480343755203"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14:30/mile</text:p>
      <text:p text:style-name="P24"/>
      <text:p text:style-name="P24">Wed Sept 25, 2024 <text:span text:style-name="T2">2 miles</text:span> running and 2 miles walking </text:p>
      <text:p text:style-name="P24">I covered 4 miles walking and running every other 0.25 miles on a college treadmill. The average pace was about 14:40/mile</text:p>
      <text:p text:style-name="P24"/>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208017978969400900"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6T08:06:01.01</dc:date>
    <dc:creator>James Lombardi</dc:creator>
    <meta:editing-duration>P33DT21H3M5S</meta:editing-duration>
    <meta:editing-cycles>2383</meta:editing-cycles>
    <meta:generator>OpenOffice/4.1.2$Win32 OpenOffice.org_project/412m3$Build-9782</meta:generator>
    <meta:document-statistic meta:table-count="0" meta:image-count="9" meta:object-count="0" meta:page-count="234" meta:paragraph-count="6892" meta:word-count="73859" meta:character-count="377775"/>
  </office:meta>
</office:document-meta>
</file>